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88.21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82.0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_results" table:style-name="ta1">
        <table:shapes>
          <draw:frame draw:z-index="0" draw:style-name="gr1" draw:text-style-name="P1" svg:width="453.74pt" svg:height="255.26pt" svg:x="7pt" svg:y="153.58pt">
            <draw:object draw:notify-on-update-of-ranges="benchmark_results.A1:benchmark_results.A1 benchmark_results.B1:benchmark_results.B1 benchmark_results.A2:benchmark_results.A2 benchmark_results.B2:benchmark_results.B2 benchmark_results.A3:benchmark_results.A3 benchmark_results.B3:benchmark_results.B3 benchmark_results.A4:benchmark_results.A4 benchmark_results.B4:benchmark_results.B4 benchmark_results.A5:benchmark_results.A5 benchmark_results.B5:benchmark_results.B5 benchmark_results.A6:benchmark_results.A6 benchmark_results.B6:benchmark_results.B6 benchmark_results.A7:benchmark_results.A7 benchmark_results.B7:benchmark_results.B7 benchmark_results.A8:benchmark_results.A8 benchmark_results.B8:benchmark_results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2.95pt" svg:height="255.23pt" svg:x="10.09pt" svg:y="418.65pt">
            <draw:object draw:notify-on-update-of-ranges="benchmark_results.A2:benchmark_results.A2 benchmark_results.C2:benchmark_results.C2 benchmark_results.A3:benchmark_results.A3 benchmark_results.C3:benchmark_results.C3 benchmark_results.A4:benchmark_results.A4 benchmark_results.C4:benchmark_results.C4 benchmark_results.A5:benchmark_results.A5 benchmark_results.C5:benchmark_results.C5 benchmark_results.A6:benchmark_results.A6 benchmark_results.C6:benchmark_results.C6 benchmark_results.A7:benchmark_results.A7 benchmark_results.C7:benchmark_results.C7 benchmark_results.A8:benchmark_results.A8 benchmark_results.C8:benchmark_results.C8 benchmark_results.A9:benchmark_results.A9 benchmark_results.C9:benchmark_results.C9 benchmark_results.A10:benchmark_results.A10 benchmark_results.C10:benchmark_results.C10 benchmark_results.A11:benchmark_results.A11 benchmark_results.C11:benchmark_results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74pt" svg:height="255.23pt" svg:x="497.99pt" svg:y="235.67pt">
            <draw:object draw:notify-on-update-of-ranges="benchmark_results.A2:benchmark_results.A2 benchmark_results.D2:benchmark_results.D2 benchmark_results.A3:benchmark_results.A3 benchmark_results.D3:benchmark_results.D3 benchmark_results.A4:benchmark_results.A4 benchmark_results.D4:benchmark_results.D4 benchmark_results.A5:benchmark_results.A5 benchmark_results.D5:benchmark_results.D5 benchmark_results.A6:benchmark_results.A6 benchmark_results.D6:benchmark_results.D6 benchmark_results.A7:benchmark_results.A7 benchmark_results.D7:benchmark_results.D7 benchmark_results.A8:benchmark_results.A8 benchmark_results.D8:benchmark_results.D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verall (average)</text:p>
          </table:table-cell>
          <table:table-cell table:style-name="Default" office:value-type="string" calcext:value-type="string">
            <text:p>Single (average)</text:p>
          </table:table-cell>
          <table:table-cell table:style-name="Default" office:value-type="string" calcext:value-type="string">
            <text:p>Multiple (average)</text:p>
          </table:table-cell>
          <table:table-cell table:style-name="Default" office:value-type="string" calcext:value-type="string">
            <text:p>Single (primitive)</text:p>
          </table:table-cell>
          <table:table-cell table:style-name="Default" office:value-type="string" calcext:value-type="string">
            <text:p>Single (Array)</text:p>
          </table:table-cell>
          <table:table-cell table:style-name="Default" office:value-type="string" calcext:value-type="string">
            <text:p>Single (Object)</text:p>
          </table:table-cell>
          <table:table-cell table:style-name="Default" office:value-type="string" calcext:value-type="string">
            <text:p>Multiple (primitive)</text:p>
          </table:table-cell>
          <table:table-cell table:style-name="Default" office:value-type="string" calcext:value-type="string">
            <text:p>Multiple (Array)</text:p>
          </table:table-cell>
          <table:table-cell table:style-name="Default" office:value-type="string" calcext:value-type="string">
            <text:p>Multiple (Object)</text:p>
          </table:table-cell>
        </table:table-row>
        <table:table-row table:style-name="ro1">
          <table:table-cell office:value-type="string" calcext:value-type="string">
            <text:p>moize</text:p>
          </table:table-cell>
          <table:table-cell table:style-name="Default" office:value-type="float" office:value="54049694" calcext:value-type="float">
            <text:p>54049694</text:p>
          </table:table-cell>
          <table:table-cell table:style-name="Default" office:value-type="float" office:value="62485200" calcext:value-type="float">
            <text:p>62485200</text:p>
          </table:table-cell>
          <table:table-cell table:style-name="Default" office:value-type="float" office:value="45614188" calcext:value-type="float">
            <text:p>45614188</text:p>
          </table:table-cell>
          <table:table-cell table:style-name="Default" office:value-type="float" office:value="71194403" calcext:value-type="float">
            <text:p>71194403</text:p>
          </table:table-cell>
          <table:table-cell table:style-name="Default" office:value-type="float" office:value="58210912" calcext:value-type="float">
            <text:p>58210912</text:p>
          </table:table-cell>
          <table:table-cell table:style-name="Default" office:value-type="float" office:value="58050286" calcext:value-type="float">
            <text:p>58050286</text:p>
          </table:table-cell>
          <table:table-cell table:style-name="Default" office:value-type="float" office:value="46234437" calcext:value-type="float">
            <text:p>46234437</text:p>
          </table:table-cell>
          <table:table-cell table:style-name="Default" office:value-type="float" office:value="45898810" calcext:value-type="float">
            <text:p>45898810</text:p>
          </table:table-cell>
          <table:table-cell table:style-name="Default" office:value-type="float" office:value="44709318" calcext:value-type="float">
            <text:p>44709318</text:p>
          </table:table-cell>
        </table:table-row>
        <table:table-row table:style-name="ro1">
          <table:table-cell office:value-type="string" calcext:value-type="string">
            <text:p>fast-memoize</text:p>
          </table:table-cell>
          <table:table-cell table:style-name="Default" office:value-type="float" office:value="37448048" calcext:value-type="float">
            <text:p>37448048</text:p>
          </table:table-cell>
          <table:table-cell table:style-name="Default" office:value-type="float" office:value="73862382" calcext:value-type="float">
            <text:p>73862382</text:p>
          </table:table-cell>
          <table:table-cell table:style-name="Default" office:value-type="float" office:value="1033714" calcext:value-type="float">
            <text:p>1033714</text:p>
          </table:table-cell>
          <table:table-cell table:style-name="Default" office:value-type="float" office:value="218572933" calcext:value-type="float">
            <text:p>218572933</text:p>
          </table:table-cell>
          <table:table-cell table:style-name="Default" office:value-type="float" office:value="1575627" calcext:value-type="float">
            <text:p>1575627</text:p>
          </table:table-cell>
          <table:table-cell table:style-name="Default" office:value-type="float" office:value="1438587" calcext:value-type="float">
            <text:p>1438587</text:p>
          </table:table-cell>
          <table:table-cell table:style-name="Default" office:value-type="float" office:value="1194182" calcext:value-type="float">
            <text:p>1194182</text:p>
          </table:table-cell>
          <table:table-cell table:style-name="Default" office:value-type="float" office:value="1092453" calcext:value-type="float">
            <text:p>1092453</text:p>
          </table:table-cell>
          <table:table-cell table:style-name="Default" office:value-type="float" office:value="814507" calcext:value-type="float">
            <text:p>814507</text:p>
          </table:table-cell>
        </table:table-row>
        <table:table-row table:style-name="ro1">
          <table:table-cell office:value-type="string" calcext:value-type="string">
            <text:p>memoizee</text:p>
          </table:table-cell>
          <table:table-cell table:style-name="Default" office:value-type="float" office:value="10522358" calcext:value-type="float">
            <text:p>10522358</text:p>
          </table:table-cell>
          <table:table-cell table:style-name="Default" office:value-type="float" office:value="12733020" calcext:value-type="float">
            <text:p>12733020</text:p>
          </table:table-cell>
          <table:table-cell table:style-name="Default" office:value-type="float" office:value="8311696" calcext:value-type="float">
            <text:p>8311696</text:p>
          </table:table-cell>
          <table:table-cell table:style-name="Default" office:value-type="float" office:value="15243681" calcext:value-type="float">
            <text:p>15243681</text:p>
          </table:table-cell>
          <table:table-cell table:style-name="Default" office:value-type="float" office:value="11310768" calcext:value-type="float">
            <text:p>11310768</text:p>
          </table:table-cell>
          <table:table-cell table:style-name="Default" office:value-type="float" office:value="11644612" calcext:value-type="float">
            <text:p>11644612</text:p>
          </table:table-cell>
          <table:table-cell table:style-name="Default" office:value-type="float" office:value="9832601" calcext:value-type="float">
            <text:p>9832601</text:p>
          </table:table-cell>
          <table:table-cell table:style-name="Default" office:value-type="float" office:value="7479853" calcext:value-type="float">
            <text:p>7479853</text:p>
          </table:table-cell>
          <table:table-cell table:style-name="Default" office:value-type="float" office:value="7622636" calcext:value-type="float">
            <text:p>7622636</text:p>
          </table:table-cell>
        </table:table-row>
        <table:table-row table:style-name="ro1">
          <table:table-cell office:value-type="string" calcext:value-type="string">
            <text:p>lru-memoize</text:p>
          </table:table-cell>
          <table:table-cell table:style-name="Default" office:value-type="float" office:value="6744145" calcext:value-type="float">
            <text:p>6744145</text:p>
          </table:table-cell>
          <table:table-cell table:style-name="Default" office:value-type="float" office:value="7198151" calcext:value-type="float">
            <text:p>7198151</text:p>
          </table:table-cell>
          <table:table-cell table:style-name="Default" office:value-type="float" office:value="6290139" calcext:value-type="float">
            <text:p>6290139</text:p>
          </table:table-cell>
          <table:table-cell table:style-name="Default" office:value-type="float" office:value="8001721" calcext:value-type="float">
            <text:p>8001721</text:p>
          </table:table-cell>
          <table:table-cell table:style-name="Default" office:value-type="float" office:value="6697666" calcext:value-type="float">
            <text:p>6697666</text:p>
          </table:table-cell>
          <table:table-cell table:style-name="Default" office:value-type="float" office:value="6895068" calcext:value-type="float">
            <text:p>6895068</text:p>
          </table:table-cell>
          <table:table-cell table:style-name="Default" office:value-type="float" office:value="6362105" calcext:value-type="float">
            <text:p>6362105</text:p>
          </table:table-cell>
          <table:table-cell table:style-name="Default" office:value-type="float" office:value="6194207" calcext:value-type="float">
            <text:p>6194207</text:p>
          </table:table-cell>
          <table:table-cell table:style-name="Default" office:value-type="float" office:value="6314105" calcext:value-type="float">
            <text:p>6314105</text:p>
          </table:table-cell>
        </table:table-row>
        <table:table-row table:style-name="ro1">
          <table:table-cell office:value-type="string" calcext:value-type="string">
            <text:p>memoizerific</text:p>
          </table:table-cell>
          <table:table-cell table:style-name="Default" office:value-type="float" office:value="4391063" calcext:value-type="float">
            <text:p>4391063</text:p>
          </table:table-cell>
          <table:table-cell table:style-name="Default" office:value-type="float" office:value="4785000" calcext:value-type="float">
            <text:p>4785000</text:p>
          </table:table-cell>
          <table:table-cell table:style-name="Default" office:value-type="float" office:value="3997126" calcext:value-type="float">
            <text:p>3997126</text:p>
          </table:table-cell>
          <table:table-cell table:style-name="Default" office:value-type="float" office:value="5625963" calcext:value-type="float">
            <text:p>5625963</text:p>
          </table:table-cell>
          <table:table-cell table:style-name="Default" office:value-type="float" office:value="4361767" calcext:value-type="float">
            <text:p>4361767</text:p>
          </table:table-cell>
          <table:table-cell table:style-name="Default" office:value-type="float" office:value="4367271" calcext:value-type="float">
            <text:p>4367271</text:p>
          </table:table-cell>
          <table:table-cell table:style-name="Default" office:value-type="float" office:value="4576996" calcext:value-type="float">
            <text:p>4576996</text:p>
          </table:table-cell>
          <table:table-cell table:style-name="Default" office:value-type="float" office:value="3888147" calcext:value-type="float">
            <text:p>3888147</text:p>
          </table:table-cell>
          <table:table-cell table:style-name="Default" office:value-type="float" office:value="3526237" calcext:value-type="float">
            <text:p>3526237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table:style-name="Default" office:value-type="float" office:value="2791309" calcext:value-type="float">
            <text:p>2791309</text:p>
          </table:table-cell>
          <table:table-cell table:style-name="Default" office:value-type="float" office:value="4263653" calcext:value-type="float">
            <text:p>4263653</text:p>
          </table:table-cell>
          <table:table-cell table:style-name="Default" office:value-type="float" office:value="1318965" calcext:value-type="float">
            <text:p>1318965</text:p>
          </table:table-cell>
          <table:table-cell table:style-name="Default" office:value-type="float" office:value="9595171" calcext:value-type="float">
            <text:p>9595171</text:p>
          </table:table-cell>
          <table:table-cell table:style-name="Default" office:value-type="float" office:value="1688105" calcext:value-type="float">
            <text:p>1688105</text:p>
          </table:table-cell>
          <table:table-cell table:style-name="Default" office:value-type="float" office:value="1507683" calcext:value-type="float">
            <text:p>1507683</text:p>
          </table:table-cell>
          <table:table-cell table:style-name="Default" office:value-type="float" office:value="1640567" calcext:value-type="float">
            <text:p>1640567</text:p>
          </table:table-cell>
          <table:table-cell table:style-name="Default" office:value-type="float" office:value="1346912" calcext:value-type="float">
            <text:p>1346912</text:p>
          </table:table-cell>
          <table:table-cell table:style-name="Default" office:value-type="float" office:value="969418" calcext:value-type="float">
            <text:p>969418</text:p>
          </table:table-cell>
        </table:table-row>
        <table:table-row table:style-name="ro1">
          <table:table-cell office:value-type="string" calcext:value-type="string">
            <text:p>addy-osmani</text:p>
          </table:table-cell>
          <table:table-cell table:style-name="Default" office:value-type="float" office:value="2711133" calcext:value-type="float">
            <text:p>2711133</text:p>
          </table:table-cell>
          <table:table-cell table:style-name="Default" office:value-type="float" office:value="3405007" calcext:value-type="float">
            <text:p>3405007</text:p>
          </table:table-cell>
          <table:table-cell table:style-name="Default" office:value-type="float" office:value="2017258" calcext:value-type="float">
            <text:p>2017258</text:p>
          </table:table-cell>
          <table:table-cell table:style-name="Default" office:value-type="float" office:value="6358682" calcext:value-type="float">
            <text:p>6358682</text:p>
          </table:table-cell>
          <table:table-cell table:style-name="Default" office:value-type="float" office:value="2033139" calcext:value-type="float">
            <text:p>2033139</text:p>
          </table:table-cell>
          <table:table-cell table:style-name="Default" office:value-type="float" office:value="1823201" calcext:value-type="float">
            <text:p>1823201</text:p>
          </table:table-cell>
          <table:table-cell table:style-name="Default" office:value-type="float" office:value="3248815" calcext:value-type="float">
            <text:p>3248815</text:p>
          </table:table-cell>
          <table:table-cell table:style-name="Default" office:value-type="float" office:value="1852464" calcext:value-type="float">
            <text:p>1852464</text:p>
          </table:table-cell>
          <table:table-cell table:style-name="Default" office:value-type="float" office:value="950497" calcext:value-type="float">
            <text:p>950497</text:p>
          </table:table-cell>
        </table:table-row>
        <table:table-row table:style-name="ro1">
          <table:table-cell office:value-type="string" calcext:value-type="string">
            <text:p>lodash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4269696" calcext:value-type="float">
            <text:p>1426969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26462567" calcext:value-type="float">
            <text:p>26462567</text:p>
          </table:table-cell>
          <table:table-cell table:style-name="Default" office:value-type="float" office:value="8164835" calcext:value-type="float">
            <text:p>8164835</text:p>
          </table:table-cell>
          <table:table-cell table:style-name="Default" office:value-type="float" office:value="8181688" calcext:value-type="float">
            <text:p>8181688</text:p>
          </table:table-cell>
          <table:table-cell table:number-columns-repeated="3" table:style-name="Default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underscore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2235223" calcext:value-type="float">
            <text:p>12235223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23300304" calcext:value-type="float">
            <text:p>23300304</text:p>
          </table:table-cell>
          <table:table-cell table:style-name="Default" office:value-type="float" office:value="5358188" calcext:value-type="float">
            <text:p>5358188</text:p>
          </table:table-cell>
          <table:table-cell table:style-name="Default" office:value-type="float" office:value="8047177" calcext:value-type="float">
            <text:p>8047177</text:p>
          </table:table-cell>
          <table:table-cell table:number-columns-repeated="3" table:style-name="Default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amda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521228" calcext:value-type="float">
            <text:p>521228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078127" calcext:value-type="float">
            <text:p>1078127</text:p>
          </table:table-cell>
          <table:table-cell table:style-name="Default" office:value-type="float" office:value="284487" calcext:value-type="float">
            <text:p>284487</text:p>
          </table:table-cell>
          <table:table-cell table:style-name="Default" office:value-type="float" office:value="201072" calcext:value-type="float">
            <text:p>201072</text:p>
          </table:table-cell>
          <table:table-cell table:number-columns-repeated="3" table:style-name="Default" office:value-type="string" calcext:value-type="string">
            <text:p>N/A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1">00/00/0000</text:date>, <text:time style:data-style-name="N2" text:time-value="10:31:42.847104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1T10:34:18.990247872</dc:date>
    <meta:editing-duration>PT22M5S</meta:editing-duration>
    <meta:editing-cycles>7</meta:editing-cycles>
    <meta:generator>LibreOffice/6.0.2.1.0$Linux_X86_64 LibreOffice_project/00m0$Build-1</meta:generator>
    <meta:document-statistic meta:table-count="1" meta:cell-count="11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bar" chart:style-name="ch1">
        <chart:title svg:x="6.346cm" svg:y="0.316cm" chart:style-name="ch2">
          <text:p>Overall average</text:p>
        </chart:title>
        <chart:subtitle svg:x="2.801cm" svg:y="1.275cm" chart:style-name="ch3">
          <text:p>Single and multiple parameters, across multiple object types</text:p>
        </chart:subtitle>
        <chart:legend chart:legend-position="end" svg:x="13.163cm" svg:y="2.71cm" style:legend-expansion="high" chart:style-name="ch4"/>
        <chart:plot-area chart:style-name="ch5" table:cell-range-address="benchmark_results.A1:benchmark_results.B8" chart:data-source-has-labels="both" svg:x="0.32cm" svg:y="2.138cm" svg:width="12.523cm" svg:height="6.688cm">
          <chartooo:coordinate-region svg:x="2.053cm" svg:y="2.337cm" svg:width="10.79cm" svg:height="6.29cm"/>
          <chart:axis chart:dimension="x" chart:name="primary-x" chart:style-name="ch6" chartooo:axis-type="auto">
            <chartooo:date-scale/>
            <chart:categories table:cell-range-address="benchmark_results.B1:benchmark_results.B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benchmark_results.B2:benchmark_results.B2" chart:label-cell-address="benchmark_results.A2:benchmark_results.A2" chart:class="chart:bar">
            <chart:data-point/>
          </chart:series>
          <chart:series chart:style-name="ch10" chart:values-cell-range-address="benchmark_results.B3:benchmark_results.B3" chart:label-cell-address="benchmark_results.A3:benchmark_results.A3" chart:class="chart:bar">
            <chart:data-point/>
          </chart:series>
          <chart:series chart:style-name="ch11" chart:values-cell-range-address="benchmark_results.B4:benchmark_results.B4" chart:label-cell-address="benchmark_results.A4:benchmark_results.A4" chart:class="chart:bar">
            <chart:data-point/>
          </chart:series>
          <chart:series chart:style-name="ch12" chart:values-cell-range-address="benchmark_results.B5:benchmark_results.B5" chart:label-cell-address="benchmark_results.A5:benchmark_results.A5" chart:class="chart:bar">
            <chart:data-point/>
          </chart:series>
          <chart:series chart:style-name="ch13" chart:values-cell-range-address="benchmark_results.B6:benchmark_results.B6" chart:label-cell-address="benchmark_results.A6:benchmark_results.A6" chart:class="chart:bar">
            <chart:data-point/>
          </chart:series>
          <chart:series chart:style-name="ch14" chart:values-cell-range-address="benchmark_results.B7:benchmark_results.B7" chart:label-cell-address="benchmark_results.A7:benchmark_results.A7" chart:class="chart:bar">
            <chart:data-point/>
          </chart:series>
          <chart:series chart:style-name="ch15" chart:values-cell-range-address="benchmark_results.B8:benchmark_results.B8" chart:label-cell-address="benchmark_results.A8:benchmark_results.A8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(average)</text:p>
                <draw:g>
                  <svg:desc>benchmark_results.B1:benchmark_resul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benchmark_results.A2:benchmark_results.A2</svg:desc>
                </draw:g>
              </table:table-cell>
              <table:table-cell office:value-type="float" office:value="54049694">
                <text:p>54049694</text:p>
                <draw:g>
                  <svg:desc>benchmark_results.B2:benchmark_results.B2</svg:desc>
                </draw:g>
              </table:table-cell>
            </table:table-row>
            <table:table-row>
              <table:table-cell office:value-type="string">
                <text:p>fast-memoize</text:p>
                <draw:g>
                  <svg:desc>benchmark_results.A3:benchmark_results.A3</svg:desc>
                </draw:g>
              </table:table-cell>
              <table:table-cell office:value-type="float" office:value="37448048">
                <text:p>37448048</text:p>
                <draw:g>
                  <svg:desc>benchmark_results.B3:benchmark_results.B3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benchmark_results.A4:benchmark_results.A4</svg:desc>
                </draw:g>
              </table:table-cell>
              <table:table-cell office:value-type="float" office:value="10522358">
                <text:p>10522358</text:p>
                <draw:g>
                  <svg:desc>benchmark_results.B4:benchmark_results.B4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benchmark_results.A5:benchmark_results.A5</svg:desc>
                </draw:g>
              </table:table-cell>
              <table:table-cell office:value-type="float" office:value="6744145">
                <text:p>6744145</text:p>
                <draw:g>
                  <svg:desc>benchmark_results.B5:benchmark_results.B5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benchmark_results.A6:benchmark_results.A6</svg:desc>
                </draw:g>
              </table:table-cell>
              <table:table-cell office:value-type="float" office:value="4391063">
                <text:p>4391063</text:p>
                <draw:g>
                  <svg:desc>benchmark_results.B6:benchmark_results.B6</svg:desc>
                </draw:g>
              </table:table-cell>
            </table:table-row>
            <table:table-row>
              <table:table-cell office:value-type="string">
                <text:p>mem</text:p>
                <draw:g>
                  <svg:desc>benchmark_results.A7:benchmark_results.A7</svg:desc>
                </draw:g>
              </table:table-cell>
              <table:table-cell office:value-type="float" office:value="2791309">
                <text:p>2791309</text:p>
                <draw:g>
                  <svg:desc>benchmark_results.B7:benchmark_results.B7</svg:desc>
                </draw:g>
              </table:table-cell>
            </table:table-row>
            <table:table-row>
              <table:table-cell office:value-type="string">
                <text:p>addy-osmani</text:p>
                <draw:g>
                  <svg:desc>benchmark_results.A8:benchmark_results.A8</svg:desc>
                </draw:g>
              </table:table-cell>
              <table:table-cell office:value-type="float" office:value="2711133">
                <text:p>2711133</text:p>
                <draw:g>
                  <svg:desc>benchmark_results.B8:benchmark_results.B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3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3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3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bar" chart:style-name="ch1">
        <chart:title svg:x="6.227cm" svg:y="0.316cm" chart:style-name="ch2">
          <text:p>Single parameter</text:p>
        </chart:title>
        <chart:subtitle svg:x="5.499cm" svg:y="1.275cm" chart:style-name="ch3">
          <text:p>Across multiple object types</text:p>
        </chart:subtitle>
        <chart:legend chart:legend-position="end" svg:x="13.135cm" svg:y="1.962cm" style:legend-expansion="high" chart:style-name="ch4"/>
        <chart:plot-area chart:style-name="ch5" table:cell-range-address="benchmark_results.A2:benchmark_results.A11 benchmark_results.C2:benchmark_results.C11" chart:data-source-has-labels="column" svg:x="0.319cm" svg:y="2.138cm" svg:width="12.497cm" svg:height="6.687cm">
          <chartooo:coordinate-region svg:x="2.052cm" svg:y="2.338cm" svg:width="10.764cm" svg:height="6.288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benchmark_results.C2:benchmark_results.C2" chart:label-cell-address="benchmark_results.A2:benchmark_results.A2" chart:class="chart:bar">
            <chart:data-point/>
          </chart:series>
          <chart:series chart:style-name="ch10" chart:values-cell-range-address="benchmark_results.C3:benchmark_results.C3" chart:label-cell-address="benchmark_results.A3:benchmark_results.A3" chart:class="chart:bar">
            <chart:data-point/>
          </chart:series>
          <chart:series chart:style-name="ch11" chart:values-cell-range-address="benchmark_results.C4:benchmark_results.C4" chart:label-cell-address="benchmark_results.A4:benchmark_results.A4" chart:class="chart:bar">
            <chart:data-point/>
          </chart:series>
          <chart:series chart:style-name="ch12" chart:values-cell-range-address="benchmark_results.C5:benchmark_results.C5" chart:label-cell-address="benchmark_results.A5:benchmark_results.A5" chart:class="chart:bar">
            <chart:data-point/>
          </chart:series>
          <chart:series chart:style-name="ch13" chart:values-cell-range-address="benchmark_results.C6:benchmark_results.C6" chart:label-cell-address="benchmark_results.A6:benchmark_results.A6" chart:class="chart:bar">
            <chart:data-point/>
          </chart:series>
          <chart:series chart:style-name="ch14" chart:values-cell-range-address="benchmark_results.C7:benchmark_results.C7" chart:label-cell-address="benchmark_results.A7:benchmark_results.A7" chart:class="chart:bar">
            <chart:data-point/>
          </chart:series>
          <chart:series chart:style-name="ch15" chart:values-cell-range-address="benchmark_results.C8:benchmark_results.C8" chart:label-cell-address="benchmark_results.A8:benchmark_results.A8" chart:class="chart:bar">
            <chart:data-point/>
          </chart:series>
          <chart:series chart:style-name="ch16" chart:values-cell-range-address="benchmark_results.C9:benchmark_results.C9" chart:label-cell-address="benchmark_results.A9:benchmark_results.A9" chart:class="chart:bar">
            <chart:data-point/>
          </chart:series>
          <chart:series chart:style-name="ch17" chart:values-cell-range-address="benchmark_results.C10:benchmark_results.C10" chart:label-cell-address="benchmark_results.A10:benchmark_results.A10" chart:class="chart:bar">
            <chart:data-point/>
          </chart:series>
          <chart:series chart:style-name="ch18" chart:values-cell-range-address="benchmark_results.C11:benchmark_results.C11" chart:label-cell-address="benchmark_results.A11:benchmark_results.A11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benchmark_results.A2:benchmark_results.A2</svg:desc>
                </draw:g>
              </table:table-cell>
              <table:table-cell office:value-type="float" office:value="62485200">
                <text:p>62485200</text:p>
                <draw:g>
                  <svg:desc>benchmark_results.C2:benchmark_results.C2</svg:desc>
                </draw:g>
              </table:table-cell>
            </table:table-row>
            <table:table-row>
              <table:table-cell office:value-type="string">
                <text:p>fast-memoize</text:p>
                <draw:g>
                  <svg:desc>benchmark_results.A3:benchmark_results.A3</svg:desc>
                </draw:g>
              </table:table-cell>
              <table:table-cell office:value-type="float" office:value="73862382">
                <text:p>73862382</text:p>
                <draw:g>
                  <svg:desc>benchmark_results.C3:benchmark_results.C3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benchmark_results.A4:benchmark_results.A4</svg:desc>
                </draw:g>
              </table:table-cell>
              <table:table-cell office:value-type="float" office:value="12733020">
                <text:p>12733020</text:p>
                <draw:g>
                  <svg:desc>benchmark_results.C4:benchmark_results.C4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benchmark_results.A5:benchmark_results.A5</svg:desc>
                </draw:g>
              </table:table-cell>
              <table:table-cell office:value-type="float" office:value="7198151">
                <text:p>7198151</text:p>
                <draw:g>
                  <svg:desc>benchmark_results.C5:benchmark_results.C5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benchmark_results.A6:benchmark_results.A6</svg:desc>
                </draw:g>
              </table:table-cell>
              <table:table-cell office:value-type="float" office:value="4785000">
                <text:p>4785000</text:p>
                <draw:g>
                  <svg:desc>benchmark_results.C6:benchmark_results.C6</svg:desc>
                </draw:g>
              </table:table-cell>
            </table:table-row>
            <table:table-row>
              <table:table-cell office:value-type="string">
                <text:p>mem</text:p>
                <draw:g>
                  <svg:desc>benchmark_results.A7:benchmark_results.A7</svg:desc>
                </draw:g>
              </table:table-cell>
              <table:table-cell office:value-type="float" office:value="4263653">
                <text:p>4263653</text:p>
                <draw:g>
                  <svg:desc>benchmark_results.C7:benchmark_results.C7</svg:desc>
                </draw:g>
              </table:table-cell>
            </table:table-row>
            <table:table-row>
              <table:table-cell office:value-type="string">
                <text:p>addy-osmani</text:p>
                <draw:g>
                  <svg:desc>benchmark_results.A8:benchmark_results.A8</svg:desc>
                </draw:g>
              </table:table-cell>
              <table:table-cell office:value-type="float" office:value="3405007">
                <text:p>3405007</text:p>
                <draw:g>
                  <svg:desc>benchmark_results.C8:benchmark_results.C8</svg:desc>
                </draw:g>
              </table:table-cell>
            </table:table-row>
            <table:table-row>
              <table:table-cell office:value-type="string">
                <text:p>lodash</text:p>
                <draw:g>
                  <svg:desc>benchmark_results.A9:benchmark_results.A9</svg:desc>
                </draw:g>
              </table:table-cell>
              <table:table-cell office:value-type="float" office:value="14269696">
                <text:p>14269696</text:p>
                <draw:g>
                  <svg:desc>benchmark_results.C9:benchmark_results.C9</svg:desc>
                </draw:g>
              </table:table-cell>
            </table:table-row>
            <table:table-row>
              <table:table-cell office:value-type="string">
                <text:p>underscore</text:p>
                <draw:g>
                  <svg:desc>benchmark_results.A10:benchmark_results.A10</svg:desc>
                </draw:g>
              </table:table-cell>
              <table:table-cell office:value-type="float" office:value="12235223">
                <text:p>12235223</text:p>
                <draw:g>
                  <svg:desc>benchmark_results.C10:benchmark_results.C10</svg:desc>
                </draw:g>
              </table:table-cell>
            </table:table-row>
            <table:table-row>
              <table:table-cell office:value-type="string">
                <text:p>ramda</text:p>
                <draw:g>
                  <svg:desc>benchmark_results.A11:benchmark_results.A11</svg:desc>
                </draw:g>
              </table:table-cell>
              <table:table-cell office:value-type="float" office:value="521228">
                <text:p>521228</text:p>
                <draw:g>
                  <svg:desc>benchmark_results.C11:benchmark_results.C11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bar" chart:style-name="ch1">
        <chart:title svg:x="5.963cm" svg:y="0.316cm" chart:style-name="ch2">
          <text:p>Multiple parameters</text:p>
        </chart:title>
        <chart:subtitle svg:x="5.513cm" svg:y="1.275cm" chart:style-name="ch3">
          <text:p>Across multiple object types</text:p>
        </chart:subtitle>
        <chart:legend chart:legend-position="end" svg:x="13.163cm" svg:y="2.709cm" style:legend-expansion="high" chart:style-name="ch4"/>
        <chart:plot-area chart:style-name="ch5" table:cell-range-address="benchmark_results.A2:benchmark_results.A8 benchmark_results.D2:benchmark_results.D8" chart:data-source-has-labels="column" svg:x="0.32cm" svg:y="2.138cm" svg:width="12.523cm" svg:height="6.687cm">
          <chartooo:coordinate-region svg:x="2.053cm" svg:y="2.337cm" svg:width="10.79cm" svg:height="6.28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benchmark_results.D2:benchmark_results.D2" chart:label-cell-address="benchmark_results.A2:benchmark_results.A2" chart:class="chart:bar">
            <chart:data-point/>
          </chart:series>
          <chart:series chart:style-name="ch10" chart:values-cell-range-address="benchmark_results.D3:benchmark_results.D3" chart:label-cell-address="benchmark_results.A3:benchmark_results.A3" chart:class="chart:bar">
            <chart:data-point/>
          </chart:series>
          <chart:series chart:style-name="ch11" chart:values-cell-range-address="benchmark_results.D4:benchmark_results.D4" chart:label-cell-address="benchmark_results.A4:benchmark_results.A4" chart:class="chart:bar">
            <chart:data-point/>
          </chart:series>
          <chart:series chart:style-name="ch12" chart:values-cell-range-address="benchmark_results.D5:benchmark_results.D5" chart:label-cell-address="benchmark_results.A5:benchmark_results.A5" chart:class="chart:bar">
            <chart:data-point/>
          </chart:series>
          <chart:series chart:style-name="ch13" chart:values-cell-range-address="benchmark_results.D6:benchmark_results.D6" chart:label-cell-address="benchmark_results.A6:benchmark_results.A6" chart:class="chart:bar">
            <chart:data-point/>
          </chart:series>
          <chart:series chart:style-name="ch14" chart:values-cell-range-address="benchmark_results.D7:benchmark_results.D7" chart:label-cell-address="benchmark_results.A7:benchmark_results.A7" chart:class="chart:bar">
            <chart:data-point/>
          </chart:series>
          <chart:series chart:style-name="ch15" chart:values-cell-range-address="benchmark_results.D8:benchmark_results.D8" chart:label-cell-address="benchmark_results.A8:benchmark_results.A8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benchmark_results.A2:benchmark_results.A2</svg:desc>
                </draw:g>
              </table:table-cell>
              <table:table-cell office:value-type="float" office:value="45614188">
                <text:p>45614188</text:p>
                <draw:g>
                  <svg:desc>benchmark_results.D2:benchmark_results.D2</svg:desc>
                </draw:g>
              </table:table-cell>
            </table:table-row>
            <table:table-row>
              <table:table-cell office:value-type="string">
                <text:p>fast-memoize</text:p>
                <draw:g>
                  <svg:desc>benchmark_results.A3:benchmark_results.A3</svg:desc>
                </draw:g>
              </table:table-cell>
              <table:table-cell office:value-type="float" office:value="1033714">
                <text:p>1033714</text:p>
                <draw:g>
                  <svg:desc>benchmark_results.D3:benchmark_results.D3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benchmark_results.A4:benchmark_results.A4</svg:desc>
                </draw:g>
              </table:table-cell>
              <table:table-cell office:value-type="float" office:value="8311696">
                <text:p>8311696</text:p>
                <draw:g>
                  <svg:desc>benchmark_results.D4:benchmark_results.D4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benchmark_results.A5:benchmark_results.A5</svg:desc>
                </draw:g>
              </table:table-cell>
              <table:table-cell office:value-type="float" office:value="6290139">
                <text:p>6290139</text:p>
                <draw:g>
                  <svg:desc>benchmark_results.D5:benchmark_results.D5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benchmark_results.A6:benchmark_results.A6</svg:desc>
                </draw:g>
              </table:table-cell>
              <table:table-cell office:value-type="float" office:value="3997126">
                <text:p>3997126</text:p>
                <draw:g>
                  <svg:desc>benchmark_results.D6:benchmark_results.D6</svg:desc>
                </draw:g>
              </table:table-cell>
            </table:table-row>
            <table:table-row>
              <table:table-cell office:value-type="string">
                <text:p>mem</text:p>
                <draw:g>
                  <svg:desc>benchmark_results.A7:benchmark_results.A7</svg:desc>
                </draw:g>
              </table:table-cell>
              <table:table-cell office:value-type="float" office:value="1318965">
                <text:p>1318965</text:p>
                <draw:g>
                  <svg:desc>benchmark_results.D7:benchmark_results.D7</svg:desc>
                </draw:g>
              </table:table-cell>
            </table:table-row>
            <table:table-row>
              <table:table-cell office:value-type="string">
                <text:p>addy-osmani</text:p>
                <draw:g>
                  <svg:desc>benchmark_results.A8:benchmark_results.A8</svg:desc>
                </draw:g>
              </table:table-cell>
              <table:table-cell office:value-type="float" office:value="2017258">
                <text:p>2017258</text:p>
                <draw:g>
                  <svg:desc>benchmark_results.D8:benchmark_results.D8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